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91.32mm" svg:y="1mm">
            <loext:p draw:notify-on-update-of-ranges="Planilha1.A1:Planilha1.A1 Planilha1.A2:Planilha1.A5 Planilha1.B1:Planilha1.B1 Planilha1.B2:Planilha1.B5 Planilha1.C1:Planilha1.C1 Planilha1.C2:Planilha1.C5 Planilha1.D1:Planilha1.D1 Planilha1.D2:Planilha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aix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Ana, 1.5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é, 1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za, 1.7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João, 1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(x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édi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e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a NOT alta</text:p>
          </table:table-cell>
          <table:table-cell office:value-type="string" calcext:value-type="string">
            <text:p>ana é baix pa caralh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ão not baixo</text:p>
          </table:table-cell>
          <table:table-cell office:value-type="string" calcext:value-type="string">
            <text:p>joão é al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sé não é alto nem baix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iza não é totalmente alta</text:p>
          </table:table-cell>
          <table:table-cell table:number-columns-repeated="2"/>
        </table:table-row>
      </table:table>
      <table:table table:name="Planilha2" table:style-name="ta1">
        <table:shapes>
          <draw:frame draw:z-index="0" draw:style-name="gr1" draw:text-style-name="P1" svg:width="221.04mm" svg:height="89.99mm" svg:x="15.14mm" svg:y="86mm">
            <loext:p draw:notify-on-update-of-ranges="Planilha2.B2:Planilha2.B17 Planilha2.C1:Planilha2.C1 Planilha2.C2:Planilha2.C16 Planilha2.D1:Planilha2.D1 Planilha2.D2:Planilha2.D16 Planilha2.E1:Planilha2.E1 Planilha2.E2:Planilha2.E16 Planilha2.F1:Planilha2.F1 Planilha2.F2:Planilha2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CRIANÇA</text:p>
          </table:table-cell>
          <table:table-cell table:style-name="ce1" office:value-type="string" calcext:value-type="string">
            <text:p>JOVEM</text:p>
          </table:table-cell>
          <table:table-cell table:style-name="ce1" office:value-type="string" calcext:value-type="string">
            <text:p>ADULTO</text:p>
          </table:table-cell>
          <table:table-cell table:style-name="ce1" office:value-type="string" calcext:value-type="string">
            <text:p>IDOSO</text:p>
          </table:table-cell>
          <table:table-cell office:value-type="string" calcext:value-type="string">
            <text:p>JOVEM U IDOSO</text:p>
          </table:table-cell>
          <table:table-cell office:value-type="string" calcext:value-type="string">
            <text:p>JOVEM /\ IDOSO</text:p>
          </table:table-cell>
          <table:table-cell office:value-type="string" calcext:value-type="string">
            <text:p>1-CRIANÇA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formula="of:=([.D2]+[.F2])+([.D2]*[.F2])" office:value-type="float" office:value="0" calcext:value-type="float">
            <text:p>0</text:p>
          </table:table-cell>
          <table:table-cell table:formula="of:=[.F2]*[.D2]" office:value-type="float" office:value="0" calcext:value-type="float">
            <text:p>0</text:p>
          </table:table-cell>
          <table:table-cell table:formula="of:=1-[.C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([.D3]+[.F3])+([.D3]*[.F3])" office:value-type="float" office:value="0.2" calcext:value-type="float">
            <text:p>0,2</text:p>
          </table:table-cell>
          <table:table-cell table:style-name="ce4" table:formula="of:=[.F3]*[.D3]" office:value-type="float" office:value="0" calcext:value-type="float">
            <text:p>0,0</text:p>
          </table:table-cell>
          <table:table-cell table:formula="of:=1-[.C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formula="of:=([.D4]+[.F4])+([.D4]*[.F4])" office:value-type="float" office:value="0.5" calcext:value-type="float">
            <text:p>0,5</text:p>
          </table:table-cell>
          <table:table-cell table:style-name="ce4" table:formula="of:=[.F4]*[.D4]" office:value-type="float" office:value="0" calcext:value-type="float">
            <text:p>0,0</text:p>
          </table:table-cell>
          <table:table-cell table:formula="of:=1-[.C4]"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2"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formula="of:=([.D5]+[.F5])+([.D5]*[.F5])" office:value-type="float" office:value="0.8" calcext:value-type="float">
            <text:p>0,8</text:p>
          </table:table-cell>
          <table:table-cell table:style-name="ce4" table:formula="of:=[.F5]*[.D5]" office:value-type="float" office:value="0" calcext:value-type="float">
            <text:p>0,0</text:p>
          </table:table-cell>
          <table:table-cell table:formula="of:=1-[.C5]"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,1</text:p>
          </table:table-cell>
          <table:table-cell table:style-name="ce3" table:formula="of:=([.D6]+[.F6])+([.D6]*[.F6])" office:value-type="float" office:value="0.705" calcext:value-type="float">
            <text:p>0,7</text:p>
          </table:table-cell>
          <table:table-cell table:style-name="ce4" table:formula="of:=[.F6]*[.D6]" office:value-type="float" office:value="0.055" calcext:value-type="float">
            <text:p>0,1</text:p>
          </table:table-cell>
          <table:table-cell table:formula="of:=1-[.C6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,2</text:p>
          </table:table-cell>
          <table:table-cell table:style-name="ce3" table:formula="of:=([.D7]+[.F7])+([.D7]*[.F7])" office:value-type="float" office:value="0.56" calcext:value-type="float">
            <text:p>0,6</text:p>
          </table:table-cell>
          <table:table-cell table:style-name="ce4" table:formula="of:=[.F7]*[.D7]" office:value-type="float" office:value="0.06" calcext:value-type="float">
            <text:p>0,1</text:p>
          </table:table-cell>
          <table:table-cell table:formula="of:=1-[.C7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style-name="ce3" table:formula="of:=([.D8]+[.F8])+([.D8]*[.F8])" office:value-type="float" office:value="0.56" calcext:value-type="float">
            <text:p>0,6</text:p>
          </table:table-cell>
          <table:table-cell table:style-name="ce4" table:formula="of:=[.F8]*[.D8]" office:value-type="float" office:value="0.06" calcext:value-type="float">
            <text:p>0,1</text:p>
          </table:table-cell>
          <table:table-cell table:formula="of:=1-[.C8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,4</text:p>
          </table:table-cell>
          <table:table-cell table:style-name="ce3" table:formula="of:=([.D9]+[.F9])+([.D9]*[.F9])" office:value-type="float" office:value="0.54" calcext:value-type="float">
            <text:p>0,5</text:p>
          </table:table-cell>
          <table:table-cell table:style-name="ce4" table:formula="of:=[.F9]*[.D9]" office:value-type="float" office:value="0.04" calcext:value-type="float">
            <text:p>0,0</text:p>
          </table:table-cell>
          <table:table-cell table:formula="of:=1-[.C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3" table:formula="of:=([.D10]+[.F10])+([.D10]*[.F10])" office:value-type="float" office:value="0.53" calcext:value-type="float">
            <text:p>0,5</text:p>
          </table:table-cell>
          <table:table-cell table:style-name="ce4" table:formula="of:=[.F10]*[.D10]" office:value-type="float" office:value="0.01" calcext:value-type="float">
            <text:p>0,0</text:p>
          </table:table-cell>
          <table:table-cell table:formula="of:=1-[.C10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,6</text:p>
          </table:table-cell>
          <table:table-cell table:formula="of:=([.D11]+[.F11])+([.D11]*[.F11])" office:value-type="float" office:value="0.6" calcext:value-type="float">
            <text:p>0,6</text:p>
          </table:table-cell>
          <table:table-cell table:style-name="ce4" table:formula="of:=[.F11]*[.D11]" office:value-type="float" office:value="0" calcext:value-type="float">
            <text:p>0,0</text:p>
          </table:table-cell>
          <table:table-cell table:formula="of:=1-[.C1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" calcext:value-type="float">
            <text:p>0,7</text:p>
          </table:table-cell>
          <table:table-cell table:formula="of:=([.D12]+[.F12])+([.D12]*[.F12])" office:value-type="float" office:value="0.7" calcext:value-type="float">
            <text:p>0,7</text:p>
          </table:table-cell>
          <table:table-cell table:style-name="ce4" table:formula="of:=[.F12]*[.D12]" office:value-type="float" office:value="0" calcext:value-type="float">
            <text:p>0,0</text:p>
          </table:table-cell>
          <table:table-cell table:formula="of:=1-[.C12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formula="of:=([.D13]+[.F13])+([.D13]*[.F13])" office:value-type="float" office:value="0.8" calcext:value-type="float">
            <text:p>0,8</text:p>
          </table:table-cell>
          <table:table-cell table:style-name="ce4" table:formula="of:=[.F13]*[.D13]" office:value-type="float" office:value="0" calcext:value-type="float">
            <text:p>0,0</text:p>
          </table:table-cell>
          <table:table-cell table:formula="of:=1-[.C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,9</text:p>
          </table:table-cell>
          <table:table-cell table:formula="of:=([.D14]+[.F14])+([.D14]*[.F14])" office:value-type="float" office:value="0.9" calcext:value-type="float">
            <text:p>0,9</text:p>
          </table:table-cell>
          <table:table-cell table:style-name="ce4" table:formula="of:=[.F14]*[.D14]" office:value-type="float" office:value="0" calcext:value-type="float">
            <text:p>0,0</text:p>
          </table:table-cell>
          <table:table-cell table:formula="of:=1-[.C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([.D15]+[.F15])+([.D15]*[.F15])" office:value-type="float" office:value="1" calcext:value-type="float">
            <text:p>1</text:p>
          </table:table-cell>
          <table:table-cell table:style-name="ce4" table:formula="of:=[.F15]*[.D15]" office:value-type="float" office:value="0" calcext:value-type="float">
            <text:p>0,0</text:p>
          </table:table-cell>
          <table:table-cell table:formula="of:=1-[.C1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([.D16]+[.F16])+([.D16]*[.F16])" office:value-type="float" office:value="1" calcext:value-type="float">
            <text:p>1</text:p>
          </table:table-cell>
          <table:table-cell table:style-name="ce4" table:formula="of:=[.F16]*[.D16]" office:value-type="float" office:value="0" calcext:value-type="float">
            <text:p>0,0</text:p>
          </table:table-cell>
          <table:table-cell table:formula="of:=1-[.C16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([.D17]+[.F17])+([.D17]*[.F17])" office:value-type="float" office:value="1" calcext:value-type="float">
            <text:p>1</text:p>
          </table:table-cell>
          <table:table-cell table:style-name="ce4" table:formula="of:=[.F17]*[.D17]" office:value-type="float" office:value="0" calcext:value-type="float">
            <text:p>0,0</text:p>
          </table:table-cell>
          <table:table-cell table:formula="of:=1-[.C17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1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3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5:50:03.780860829</meta:creation-date>
    <dc:date>2018-05-22T17:11:35.723415432</dc:date>
    <meta:editing-duration>PT9M39S</meta:editing-duration>
    <meta:editing-cycles>1</meta:editing-cycles>
    <meta:document-statistic meta:table-count="2" meta:cell-count="17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703cm" style:legend-expansion="high" chart:style-name="ch2"/>
        <chart:plot-area chart:style-name="ch3" table:cell-range-address="Planilha1.A1:Planilha1.D5" chart:data-source-has-labels="both" svg:x="0.32cm" svg:y="0.18cm" svg:width="13.09cm" svg:height="8.64cm">
          <chartooo:coordinate-region svg:x="1.061cm" svg:y="0.38cm" svg:width="11.54cm" svg:height="7.793cm"/>
          <chart:axis chart:dimension="x" chart:name="primary-x" chart:style-name="ch4" chartooo:axis-type="auto">
            <chartooo:date-scale/>
            <chart:categories table:cell-range-address="Planilha1.A2:Planilha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5" chart:label-cell-address="Planilha1.B1:Planilha1.B1" chart:class="chart:line">
            <chart:data-point chart:repeated="4"/>
          </chart:series>
          <chart:series chart:style-name="ch7" chart:values-cell-range-address="Planilha1.C2:Planilha1.C5" chart:label-cell-address="Planilha1.C1:Planilha1.C1" chart:class="chart:line">
            <chart:data-point chart:repeated="4"/>
          </chart:series>
          <chart:series chart:style-name="ch8" chart:values-cell-range-address="Planilha1.D2:Planilha1.D5" chart:label-cell-address="Planilha1.D1:Planilha1.D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ixo</text:p>
                <draw:g>
                  <svg:desc>Planilha1.B1:Planilha1.B1</svg:desc>
                </draw:g>
              </table:table-cell>
              <table:table-cell office:value-type="string">
                <text:p>média</text:p>
                <draw:g>
                  <svg:desc>Planilha1.C1:Planilha1.C1</svg:desc>
                </draw:g>
              </table:table-cell>
              <table:table-cell office:value-type="string">
                <text:p>alta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, 1.53</text:p>
                <draw:g>
                  <svg:desc>Planilha1.A2:Planilha1.A5</svg:desc>
                </draw:g>
              </table:table-cell>
              <table:table-cell office:value-type="float" office:value="0.8">
                <text:p>0.8</text:p>
                <draw:g>
                  <svg:desc>Planilha1.B2:Planilha1.B5</svg:desc>
                </draw:g>
              </table:table-cell>
              <table:table-cell office:value-type="float" office:value="0.2">
                <text:p>0.2</text:p>
                <draw:g>
                  <svg:desc>Planilha1.C2:Planilha1.C5</svg:desc>
                </draw:g>
              </table:table-cell>
              <table:table-cell office:value-type="float" office:value="0">
                <text:p>0</text:p>
                <draw:g>
                  <svg:desc>Planilha1.D2:Planilha1.D5</svg:desc>
                </draw:g>
              </table:table-cell>
            </table:table-row>
            <table:table-row>
              <table:table-cell office:value-type="string">
                <text:p>José, 1.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iza, 1.79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João, 1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05cm" svg:height="9cm" xlink:href=".." xlink:type="simple" chart:class="chart:line" chart:column-mapping="0 1 2" chart:style-name="ch1">
        <chart:legend chart:legend-position="end" svg:x="19.226cm" svg:y="3.454cm" style:legend-expansion="high" chart:style-name="ch2"/>
        <chart:plot-area chart:style-name="ch3" table:cell-range-address="Planilha2.B1:Planilha2.B17 Planilha2.C1:Planilha2.F16" chart:data-source-has-labels="both" svg:x="0.442cm" svg:y="0.18cm" svg:width="18.342cm" svg:height="8.64cm">
          <chartooo:coordinate-region svg:x="1.169cm" svg:y="0.38cm" svg:width="17.428cm" svg:height="7.793cm"/>
          <chart:axis chart:dimension="x" chart:name="primary-x" chart:style-name="ch4" chartooo:axis-type="auto">
            <chartooo:date-scale/>
            <chart:categories table:cell-range-address="Planilha2.B2:Planilha2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C2:Planilha2.C16" chart:label-cell-address="Planilha2.C1:Planilha2.C1" chart:class="chart:line">
            <chart:data-point chart:repeated="15"/>
          </chart:series>
          <chart:series chart:style-name="ch7" chart:values-cell-range-address="Planilha2.D2:Planilha2.D16" chart:label-cell-address="Planilha2.D1:Planilha2.D1" chart:class="chart:line">
            <chart:data-point chart:repeated="15"/>
          </chart:series>
          <chart:series chart:style-name="ch8" chart:values-cell-range-address="Planilha2.E2:Planilha2.E16" chart:label-cell-address="Planilha2.E1:Planilha2.E1" chart:class="chart:line">
            <chart:data-point chart:repeated="15"/>
          </chart:series>
          <chart:series chart:style-name="ch9" chart:values-cell-range-address="Planilha2.F2:Planilha2.F16" chart:label-cell-address="Planilha2.F1:Planilha2.F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ANÇA</text:p>
                <draw:g>
                  <svg:desc>Planilha2.C1:Planilha2.C1</svg:desc>
                </draw:g>
              </table:table-cell>
              <table:table-cell office:value-type="string">
                <text:p>JOVEM</text:p>
                <draw:g>
                  <svg:desc>Planilha2.D1:Planilha2.D1</svg:desc>
                </draw:g>
              </table:table-cell>
              <table:table-cell office:value-type="string">
                <text:p>ADULTO</text:p>
                <draw:g>
                  <svg:desc>Planilha2.E1:Planilha2.E1</svg:desc>
                </draw:g>
              </table:table-cell>
              <table:table-cell office:value-type="string">
                <text:p>IDOSO</text:p>
                <draw:g>
                  <svg:desc>Planilha2.F1:Planilha2.F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lanilha2.B2:Planilha2.B17</svg:desc>
                </draw:g>
              </table:table-cell>
              <table:table-cell office:value-type="float" office:value="1">
                <text:p>1</text:p>
                <draw:g>
                  <svg:desc>Planilha2.C2:Planilha2.C16</svg:desc>
                </draw:g>
              </table:table-cell>
              <table:table-cell office:value-type="float" office:value="0">
                <text:p>0</text:p>
                <draw:g>
                  <svg:desc>Planilha2.D2:Planilha2.D16</svg:desc>
                </draw:g>
              </table:table-cell>
              <table:table-cell office:value-type="float" office:value="0">
                <text:p>0</text:p>
                <draw:g>
                  <svg:desc>Planilha2.E2:Planilha2.E16</svg:desc>
                </draw:g>
              </table:table-cell>
              <table:table-cell office:value-type="float" office:value="0">
                <text:p>0</text:p>
                <draw:g>
                  <svg:desc>Planilha2.F2:Planilha2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